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d0704" officeooo:paragraph-rsid="002d0704"/>
    </style:style>
    <style:style style:name="P5" style:family="paragraph" style:parent-style-name="Standard">
      <style:text-properties officeooo:rsid="002e4e8d" officeooo:paragraph-rsid="002e4e8d"/>
    </style:style>
    <style:style style:name="P6" style:family="paragraph" style:parent-style-name="Standard">
      <style:text-properties officeooo:rsid="003421a3" officeooo:paragraph-rsid="003421a3"/>
    </style:style>
    <style:style style:name="P7" style:family="paragraph" style:parent-style-name="Standard">
      <style:text-properties officeooo:rsid="0034b22c" officeooo:paragraph-rsid="0034b22c"/>
    </style:style>
    <style:style style:name="P8" style:family="paragraph" style:parent-style-name="Standard">
      <style:text-properties officeooo:rsid="0038bce2" officeooo:paragraph-rsid="0038bce2"/>
    </style:style>
    <style:style style:name="P9" style:family="paragraph" style:parent-style-name="Standard">
      <style:text-properties officeooo:rsid="003b522f" officeooo:paragraph-rsid="003b522f"/>
    </style:style>
    <style:style style:name="P10" style:family="paragraph" style:parent-style-name="Standard">
      <style:text-properties officeooo:rsid="003d9ddf" officeooo:paragraph-rsid="003d9ddf"/>
    </style:style>
    <style:style style:name="P11" style:family="paragraph" style:parent-style-name="Standard">
      <style:text-properties officeooo:rsid="003f9b55" officeooo:paragraph-rsid="003f9b55"/>
    </style:style>
    <style:style style:name="P12" style:family="paragraph" style:parent-style-name="Standard">
      <style:text-properties officeooo:rsid="0040096b" officeooo:paragraph-rsid="0040096b"/>
    </style:style>
    <style:style style:name="P13" style:family="paragraph" style:parent-style-name="Standard">
      <style:text-properties officeooo:rsid="00407071" officeooo:paragraph-rsid="00407071"/>
    </style:style>
    <style:style style:name="P14" style:family="paragraph" style:parent-style-name="Standard">
      <style:text-properties officeooo:rsid="00408d35" officeooo:paragraph-rsid="00408d35"/>
    </style:style>
    <style:style style:name="P15" style:family="paragraph" style:parent-style-name="Standard">
      <style:text-properties officeooo:rsid="00486df9" officeooo:paragraph-rsid="00486df9"/>
    </style:style>
    <style:style style:name="P16" style:family="paragraph" style:parent-style-name="Standard">
      <style:text-properties officeooo:rsid="00297a68" officeooo:paragraph-rsid="00297a68"/>
    </style:style>
    <style:style style:name="P17" style:family="paragraph" style:parent-style-name="Standard">
      <style:text-properties officeooo:rsid="0049f3c8" officeooo:paragraph-rsid="0049f3c8"/>
    </style:style>
    <style:style style:name="P18" style:family="paragraph" style:parent-style-name="Standard">
      <style:text-properties officeooo:rsid="004d637a" officeooo:paragraph-rsid="004d637a"/>
    </style:style>
    <style:style style:name="P19" style:family="paragraph" style:parent-style-name="Standard">
      <style:text-properties officeooo:rsid="0050bc72" officeooo:paragraph-rsid="0050bc72"/>
    </style:style>
    <style:style style:name="P20" style:family="paragraph" style:parent-style-name="Standard">
      <style:text-properties officeooo:rsid="00520bbb" officeooo:paragraph-rsid="00520bbb"/>
    </style:style>
    <style:style style:name="P21" style:family="paragraph" style:parent-style-name="Standard">
      <style:text-properties officeooo:rsid="005439a8" officeooo:paragraph-rsid="005439a8"/>
    </style:style>
    <style:style style:name="P22" style:family="paragraph" style:parent-style-name="Standard">
      <style:text-properties officeooo:rsid="00549136" officeooo:paragraph-rsid="00549136"/>
    </style:style>
    <style:style style:name="P23" style:family="paragraph" style:parent-style-name="Standard">
      <style:text-properties officeooo:rsid="0056cd07" officeooo:paragraph-rsid="0056cd07"/>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style:style style:name="T8" style:family="text">
      <style:text-properties officeooo:rsid="00418edf"/>
    </style:style>
    <style:style style:name="T9" style:family="text">
      <style:text-properties officeooo:rsid="004ba8e1"/>
    </style:style>
    <style:style style:name="T10" style:family="text">
      <style:text-properties officeooo:rsid="004bbcfe"/>
    </style:style>
    <style:style style:name="T11" style:family="text">
      <style:text-properties officeooo:rsid="005055ce"/>
    </style:style>
    <style:style style:name="T12" style:family="text">
      <style:text-properties officeooo:rsid="0056482c"/>
    </style:style>
    <style:style style:name="T13" style:family="text">
      <style:text-properties officeooo:rsid="005760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I wanted to take a moment and share my thoughts on the experience and perhaps help an aspiring OSCP.</text:p>
      <text:p text:style-name="P2"/>
      <text:p text:style-name="P4">Outline of the OSCP</text:p>
      <text:p text:style-name="P4"/>
      <text:p text:style-name="P4">The OSCP is a 3 part journey. There is the course, the labs, and the actual exam. <text:s/></text:p>
      <text:p text:style-name="P4"/>
      <text:p text:style-name="P5">The course, known as the “Penetration Testing with Kali Linux” <text:span text:style-name="T4">course </text:span>or PWK <text:span text:style-name="T3">is a series of videos and a written manual that cover the very basics of penetration testing.</text:span></text:p>
      <text:p text:style-name="P5"/>
      <text:p text:style-name="P6">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end goal”.</text:p>
      <text:p text:style-name="P6"/>
      <text:p text:style-name="P7">&lt;img src=subnet picture/&gt;</text:p>
      <text:p text:style-name="P7"/>
      <text:p text:style-name="P8">These systems offer a variety of challenges which can take the average student anywhere from a few minutes to several days to complete.</text:p>
      <text:p text:style-name="P8"/>
      <text:p text:style-name="P9">The final part of the OSCP is the actual exam, which is a 24 hour marathon to hack as many machines in the exam network as possible and submit <text:span text:style-name="T6">a report based on your findings. </text:span></text:p>
      <text:p text:style-name="P9"/>
      <text:p text:style-name="P10">Who should pursue the OSCP</text:p>
      <text:p text:style-name="P10"/>
      <text:p text:style-name="P11">Due to its reputation as being the “go-to”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1"/>
      <text:p text:style-name="P12">If you are in a technical defensive security role and want to go the extra mile to understand how your adversaries operate, I would recommend you pursue this certification.</text:p>
      <text:p text:style-name="P12"/>
      <text:p text:style-name="P13">What Will I Learn</text:p>
      <text:p text:style-name="P13"/>
      <text:p text:style-name="P14">This is something I will cover in more depth during the “How Difficult Is It?” section, however it’s important to note that the <text:span text:style-name="T8">course/labs are very concept driven. The student will learn the very basics of what it takes to perform a penetration test. This will cover reconnaissance, enumeration, exploitation, and post-exploitation. The labs are very straight forward and for the most part the student does not need to be concerned with AV, IDS, IPS, or other defensive technologies. </text:span></text:p>
      <text:p text:style-name="P14"/>
      <text:p text:style-name="P15">For more information, please see the course syllabus. https://www.offensive-security.com/documentation/penetration-testing-with-kali.pdf</text:p>
      <text:p text:style-name="P2"/>
      <text:p text:style-name="P3"><text:soft-page-break/>What should I know going in</text:p>
      <text:p text:style-name="P3"/>
      <text:p text:style-name="P16">This is something I’ve seen a lot of people talk about online. <text:span text:style-name="T2">In all honesty you can prepare for the OSCP simply by practicing with VulnHub or Hack the Box. The OSCP is an introductory certification and free resources like those mentioned would be excellent. You may even notice that some of those systems are similar to boxes you will find in the OSCP labs. This https://www.abatchy.com/2017/02/oscp-like-vulnhub-vms is an excellent list of systems that are similar in difficulty to many OSCP machines.</text:span></text:p>
      <text:p text:style-name="P16"/>
      <text:p text:style-name="P17">How are the labs different than VulnHub or Hack the Box?</text:p>
      <text:p text:style-name="P17"/>
      <text:p text:style-name="P17">This was something I questioned before going in and the response is simply, “<text:span text:style-name="T10">they are similar</text:span>”. You will find that a lot of VulnHub/HTB systems are designed to be CTF’s. As a result, those are more focused on being a fun challenge. The inverse is true with the OSCP labs, those systems are trying to be a real word (or close to it) scenario. <text:span text:style-name="T9">That realism is actually beneficial because it gives the student an opportunity to see realistic environments.</text:span></text:p>
      <text:p text:style-name="P17"/>
      <text:p text:style-name="P18">For the non-CTF VulnHub and Hack the Box VM’s there is almost no difference between th<text:span text:style-name="T11">at and the labs</text:span>.</text:p>
      <text:p text:style-name="P18"/>
      <text:p text:style-name="P19">Do I Need to Know how to Code?</text:p>
      <text:p text:style-name="P19"/>
      <text:p text:style-name="P19">This is kind of a tricky question. If you have basic scripting skills then you should be fine. The only times I needed to use development skills were when I was creating basic scripts to accomplish tasks. I will say however, when you are modifying a public exploit (like one from the Exploit Database <text:a xlink:type="simple" xlink:href="https://exploit-db.com/" text:style-name="Internet_20_link" text:visited-style-name="Visited_20_Internet_20_Link">https://exploit-db.com</text:a>”) you may need to modify the logic of the exploit so that it will run. In one particular case, had I not read through it all the way it would have broken my shellcode and I wouldn’t know why it wasn’t working.</text:p>
      <text:p text:style-name="P19"/>
      <text:p text:style-name="P20">I’m sure every student will have their own experiences however I would advise you to at least know a little Python before you go in.</text:p>
      <text:p text:style-name="P20"/>
      <text:p text:style-name="P21">What I Wish I Knew Going In</text:p>
      <text:p text:style-name="P21"/>
      <text:p text:style-name="P22">1. Be careful with your usage of Metasploit. It’s a great tool and one that can come in handy on a penetration test, however the exam has specific rules that limit the use of it. As such, it would be best to go through the labs with as little usage of it as possible. There are exceptions however. In some cases you may not be able to find a public exploit for a vulnerability that doesn’t use Metasploit. <text:span text:style-name="T12">You have two options at that point, reverse engineer the exploit to create your own OR use Metasploit. I’d tell you to use Metasploit but that’s your call.</text:span></text:p>
      <text:p text:style-name="P20"/>
      <text:p text:style-name="P23">2. The public network is for the b<text:span text:style-name="T13">oring</text:span>. While I wouldn’t say there is a difference in difficulty, I would argue the true value of the labs comes in when you are pivoting from one network to another. That experience pivoting is very beneficial and a ton of fu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14T16:24:14.700677603</dc:date>
    <meta:editing-duration>PT1H19M59S</meta:editing-duration>
    <meta:editing-cycles>52</meta:editing-cycles>
    <meta:generator>LibreOffice/6.0.3.2$Linux_X86_64 LibreOffice_project/00m0$Build-2</meta:generator>
    <meta:document-statistic meta:table-count="0" meta:image-count="0" meta:object-count="0" meta:page-count="2" meta:paragraph-count="27" meta:word-count="981" meta:character-count="5612" meta:non-whitespace-character-count="4654"/>
  </office:meta>
</office:document-meta>
</file>